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8000000A10930B5BCFB37DFA0.png" manifest:media-type="image/png"/>
  <manifest:file-entry manifest:full-path="Pictures/10000201000000F8000000A10607D220C963D6CA.png" manifest:media-type="image/png"/>
  <manifest:file-entry manifest:full-path="Pictures/100002010000008D0000008A18125796F291BB70.png" manifest:media-type="image/png"/>
  <manifest:file-entry manifest:full-path="Pictures/10000201000000DF0000010A84875EC54F4259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1.826cm" fo:min-width="1.57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-color="#b4c7dc" draw:textarea-horizontal-align="justify" draw:textarea-vertical-align="middle" draw:auto-grow-height="false" fo:min-height="1.971cm" fo:min-width="1.721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withoutfill">
      <style:graphic-properties svg:stroke-width="0.053cm" svg:stroke-color="#3faf46" draw:marker-start="Arrow" draw:marker-start-width="0.279cm" draw:marker-end="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style:paragraph-properties fo:text-align="start"/>
      <style:text-properties fo:font-size="16pt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fill="solid"/>
      <style:paragraph-properties fo:text-align="center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3.048cm" svg:x="2.665cm" svg:y="3.286cm">
          <text:p text:style-name="P1">Cliente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3cm" svg:height="3.253cm" svg:x="12.651cm" svg:y="3.186cm">
          <text:p text:style-name="P1">Servidor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5.953cm" svg:y1="4.81cm" svg:x2="12.557cm" svg:y2="4.81cm">
          <text:p text:style-name="P3"><text:s text:c="7"/>Publicación QoS 0</text:p>
          <text:p text:style-name="P4"/>
        </draw:line>
        <draw:frame draw:style-name="gr4" draw:text-style-name="P1" draw:layer="layout" svg:width="1.397cm" svg:height="1.667cm" svg:x="13.641cm" svg:y="4.402cm">
          <draw:image xlink:href="Pictures/10000201000000DF0000010A84875EC54F4259FB.png" xlink:type="simple" xlink:show="embed" xlink:actuate="onLoad" loext:mime-type="image/png">
            <text:p/>
          </draw:image>
        </draw:frame>
        <draw:frame draw:style-name="gr5" draw:text-style-name="P1" draw:layer="layout" svg:width="1.687cm" svg:height="1.651cm" svg:x="3.464cm" svg:y="4.402cm">
          <draw:image xlink:href="Pictures/100002010000008D0000008A18125796F291BB70.png" xlink:type="simple" xlink:show="embed" xlink:actuate="onLoad" loext:mime-type="image/png">
      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</draw:image>
        </draw:frame>
        <draw:custom-shape draw:style-name="gr1" draw:text-style-name="P2" draw:layer="layout" svg:width="3.048cm" svg:height="3.048cm" svg:x="2.665cm" svg:y="7.831cm">
          <text:p text:style-name="P1">Cliente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3cm" svg:height="3.253cm" svg:x="12.651cm" svg:y="7.731cm">
          <text:p text:style-name="P1">Servidor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5.976cm" svg:y1="8.766cm" svg:x2="12.557cm" svg:y2="8.82cm">
          <text:p text:style-name="P3"><text:s text:c="7"/>Publicación QoS 1</text:p>
          <text:p text:style-name="P4"/>
        </draw:line>
        <draw:frame draw:style-name="gr4" draw:text-style-name="P1" draw:layer="layout" svg:width="1.397cm" svg:height="1.667cm" svg:x="13.641cm" svg:y="8.947cm">
          <draw:image xlink:href="Pictures/10000201000000DF0000010A84875EC54F4259FB.png" xlink:type="simple" xlink:show="embed" xlink:actuate="onLoad" loext:mime-type="image/png">
            <text:p/>
          </draw:image>
        </draw:frame>
        <draw:frame draw:style-name="gr5" draw:text-style-name="P1" draw:layer="layout" svg:width="1.687cm" svg:height="1.651cm" svg:x="3.464cm" svg:y="8.903cm">
          <draw:image xlink:href="Pictures/100002010000008D0000008A18125796F291BB70.png" xlink:type="simple" xlink:show="embed" xlink:actuate="onLoad" loext:mime-type="image/png">
            <text:p text:style-name="P1"><text:s text:c="35"/></text:p>
          </draw:image>
        </draw:frame>
        <draw:line draw:style-name="gr6" draw:text-style-name="P5" draw:layer="layout" svg:x1="5.826cm" svg:y1="9.998cm" svg:x2="12.43cm" svg:y2="9.998cm">
          <text:p text:style-name="P3"><text:s text:c="8"/>PUBACK</text:p>
          <text:p text:style-name="P4"/>
        </draw:line>
        <draw:custom-shape draw:style-name="gr1" draw:text-style-name="P2" draw:layer="layout" svg:width="3.048cm" svg:height="3.048cm" svg:x="2.665cm" svg:y="12.613cm">
          <text:p text:style-name="P1">Cliente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53cm" svg:height="3.253cm" svg:x="12.651cm" svg:y="12.513cm">
          <text:p text:style-name="P1">Servidor</text:p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5.978cm" svg:y1="12.848cm" svg:x2="12.457cm" svg:y2="12.848cm">
          <text:p text:style-name="P3"><text:s text:c="7"/>Publicación QoS 2</text:p>
          <text:p text:style-name="P4"/>
        </draw:line>
        <draw:frame draw:style-name="gr4" draw:text-style-name="P1" draw:layer="layout" svg:width="1.397cm" svg:height="1.667cm" svg:x="13.641cm" svg:y="13.729cm">
          <draw:image xlink:href="Pictures/10000201000000DF0000010A84875EC54F4259FB.png" xlink:type="simple" xlink:show="embed" xlink:actuate="onLoad" loext:mime-type="image/png">
            <text:p/>
          </draw:image>
        </draw:frame>
        <draw:line draw:style-name="gr6" draw:text-style-name="P5" draw:layer="layout" svg:x1="5.827cm" svg:y1="13.725cm" svg:x2="12.457cm" svg:y2="13.725cm">
          <text:p text:style-name="P3"><text:s text:c="8"/>PUBREC</text:p>
          <text:p text:style-name="P4"/>
        </draw:line>
        <draw:frame draw:style-name="gr5" draw:text-style-name="P1" draw:layer="layout" svg:width="1.687cm" svg:height="1.651cm" svg:x="3.464cm" svg:y="13.804cm">
          <draw:image xlink:href="Pictures/100002010000008D0000008A18125796F291BB70.png" xlink:type="simple" xlink:show="embed" xlink:actuate="onLoad" loext:mime-type="image/png">
            <text:p text:style-name="P1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/text:p>
          </draw:image>
        </draw:frame>
        <draw:line draw:style-name="gr3" draw:text-style-name="P5" draw:layer="layout" svg:x1="5.977cm" svg:y1="14.601cm" svg:x2="12.456cm" svg:y2="14.601cm">
          <text:p text:style-name="P3"><text:s text:c="7"/>PUBREL</text:p>
          <text:p text:style-name="P4"/>
        </draw:line>
        <draw:line draw:style-name="gr6" draw:text-style-name="P5" draw:layer="layout" svg:x1="5.826cm" svg:y1="15.478cm" svg:x2="12.456cm" svg:y2="15.478cm">
          <text:p text:style-name="P3"><text:s/><text:s/><text:s/><text:s/><text:s/><text:s/><text:s/><text:s/>PUBCOMP</text:p>
          <text:p text:style-name="P4"/>
        </draw:line>
        <draw:frame draw:style-name="gr4" draw:text-style-name="P1" draw:layer="layout" svg:width="1.149cm" svg:height="0.769cm" svg:x="6.143cm" svg:y="12.042cm">
          <draw:image xlink:href="Pictures/10000201000000F8000000A10607D220C963D6CA.png" xlink:type="simple" xlink:show="embed" xlink:actuate="onLoad" loext:mime-type="image/png">
            <text:p/>
          </draw:image>
        </draw:frame>
        <draw:frame draw:style-name="gr4" draw:text-style-name="P1" draw:layer="layout" svg:width="1.15cm" svg:height="0.769cm" svg:x="6.142cm" svg:y="12.958cm">
          <draw:image xlink:href="Pictures/10000201000000F8000000A10930B5BCFB37DFA0.png" xlink:type="simple" xlink:show="embed" xlink:actuate="onLoad" loext:mime-type="image/png">
            <text:p/>
          </draw:image>
        </draw:frame>
        <draw:frame draw:style-name="gr4" draw:text-style-name="P1" draw:layer="layout" svg:width="1.15cm" svg:height="0.769cm" svg:x="6.142cm" svg:y="14.716cm">
          <draw:image xlink:href="Pictures/10000201000000F8000000A10930B5BCFB37DFA0.png" xlink:type="simple" xlink:show="embed" xlink:actuate="onLoad" loext:mime-type="image/png">
            <text:p/>
          </draw:image>
        </draw:frame>
        <draw:frame draw:style-name="gr4" draw:text-style-name="P1" draw:layer="layout" svg:width="1.15cm" svg:height="0.769cm" svg:x="6.142cm" svg:y="13.82cm">
          <draw:image xlink:href="Pictures/10000201000000F8000000A10930B5BCFB37DFA0.png" xlink:type="simple" xlink:show="embed" xlink:actuate="onLoad" loext:mime-type="image/png">
            <text:p/>
          </draw:image>
        </draw:frame>
        <draw:frame draw:style-name="gr4" draw:text-style-name="P1" draw:layer="layout" svg:width="1.184cm" svg:height="0.769cm" svg:x="6.108cm" svg:y="8.051cm">
          <draw:image xlink:href="Pictures/10000201000000F8000000A10607D220C963D6CA.png" xlink:type="simple" xlink:show="embed" xlink:actuate="onLoad" loext:mime-type="image/png">
            <text:p/>
          </draw:image>
        </draw:frame>
        <draw:frame draw:style-name="gr4" draw:text-style-name="P1" draw:layer="layout" svg:width="1.185cm" svg:height="0.769cm" svg:x="6.107cm" svg:y="9.302cm">
          <draw:image xlink:href="Pictures/10000201000000F8000000A10930B5BCFB37DFA0.png" xlink:type="simple" xlink:show="embed" xlink:actuate="onLoad" loext:mime-type="image/png">
            <text:p/>
          </draw:image>
        </draw:frame>
        <draw:frame draw:style-name="gr4" draw:text-style-name="P1" draw:layer="layout" svg:width="1.184cm" svg:height="0.769cm" svg:x="6.108cm" svg:y="4.041cm">
          <draw:image xlink:href="Pictures/10000201000000F8000000A10607D220C963D6C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22:06:10.492122389</meta:creation-date>
    <dc:date>2022-06-26T01:24:28.965071155</dc:date>
    <meta:editing-duration>PT1H55M33S</meta:editing-duration>
    <meta:editing-cycles>2</meta:editing-cycles>
    <meta:generator>LibreOffice/6.4.7.2$Linux_X86_64 LibreOffice_project/40$Build-2</meta:generator>
    <meta:document-statistic meta:object-count="26"/>
  </office:meta>
</office:document-meta>
</file>